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2" svg:font-family="'Lohit Devanagari'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0.25in" fo:margin-left="-0.2569in" table:align="left" style:writing-mode="lr-tb"/>
    </style:style>
    <style:style style:name="Table1.A" style:family="table-column">
      <style:table-column-properties style:column-width="1.0625in"/>
    </style:style>
    <style:style style:name="Table1.B" style:family="table-column">
      <style:table-column-properties style:column-width="2.125in"/>
    </style:style>
    <style:style style:name="Table1.C" style:family="table-column">
      <style:table-column-properties style:column-width="1.8125in"/>
    </style:style>
    <style:style style:name="Table1.D" style:family="table-column">
      <style:table-column-properties style:column-width="2.375in"/>
    </style:style>
    <style:style style:name="Table1.E" style:family="table-column">
      <style:table-column-properties style:column-width="2.87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1.E1" style:family="table-cell">
      <style:table-cell-properties style:vertical-align="top" fo:padding="0.0382in" fo:border="0.1pt solid #000000" style:writing-mode="lr-tb"/>
    </style:style>
    <style:style style:name="Table1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E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1.4" style:family="table-row">
      <style:table-row-properties style:min-row-height="2.2729in" fo:keep-together="auto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master-page-name="Standard">
      <style:paragraph-properties style:page-number="auto"/>
      <style:text-properties fo:font-weight="bold" style:font-weight-asian="bold" style:font-weight-complex="bold"/>
    </style:style>
    <style:style style:name="P4" style:family="paragraph" style:parent-style-name="Table_20_Contents">
      <style:paragraph-properties style:snap-to-layout-grid="false"/>
    </style:style>
    <style:style style:name="P5" style:family="paragraph" style:parent-style-name="Table_20_Contents">
      <style:paragraph-properties style:snap-to-layout-grid="false"/>
      <style:text-properties officeooo:paragraph-rsid="000af340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>
      <style:paragraph-properties style:snap-to-layout-grid="false"/>
      <style:text-properties fo:font-weight="bold" style:font-weight-asian="bold" style:font-weight-complex="bold"/>
    </style:style>
    <style:style style:name="P8" style:family="paragraph" style:parent-style-name="Table_20_Contents">
      <style:text-properties fo:font-style="italic" style:font-style-asian="italic" style:font-style-complex="italic"/>
    </style:style>
    <style:style style:name="P9" style:family="paragraph" style:parent-style-name="Table_20_Contents">
      <style:text-properties style:font-name-asian="Liberation Serif1" style:font-name-complex="Liberation Serif1"/>
    </style:style>
    <style:style style:name="P10" style:family="paragraph" style:parent-style-name="Table_20_Contents">
      <style:paragraph-properties style:snap-to-layout-grid="false"/>
      <style:text-properties officeooo:rsid="000af340" officeooo:paragraph-rsid="000af340"/>
    </style:style>
    <style:style style:name="P11" style:family="paragraph" style:parent-style-name="Table_20_Contents">
      <style:text-properties officeooo:paragraph-rsid="000af340"/>
    </style:style>
    <style:style style:name="P12" style:family="paragraph" style:parent-style-name="Table_20_Contents">
      <style:text-properties officeooo:rsid="000f7ef2" officeooo:paragraph-rsid="000f7ef2"/>
    </style:style>
    <style:style style:name="P13" style:family="paragraph" style:parent-style-name="Table_20_Contents">
      <style:paragraph-properties style:snap-to-layout-grid="false"/>
      <style:text-properties officeooo:rsid="000f7ef2" officeooo:paragraph-rsid="000f7ef2"/>
    </style:style>
    <style:style style:name="P14" style:family="paragraph" style:parent-style-name="Table_20_Contents">
      <style:paragraph-properties fo:margin-left="0in" fo:margin-right="-2.6252in" fo:text-indent="0in" style:auto-text-indent="false" text:number-lines="false" text:line-number="0"/>
    </style:style>
    <style:style style:name="P15" style:family="paragraph" style:parent-style-name="Table_20_Contents">
      <style:paragraph-properties fo:margin-left="0in" fo:margin-right="-0.5618in" fo:text-indent="0in" style:auto-text-indent="false" text:number-lines="false" text:line-number="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style:font-name-asian="Liberation Serif1" style:font-weight-asian="normal" style:font-name-complex="Liberation Serif1" style:font-weight-complex="normal"/>
    </style:style>
    <style:style style:name="T4" style:family="text">
      <style:text-properties style:font-name-asian="Liberation Serif1" style:font-name-complex="Liberation Serif1"/>
    </style:style>
    <style:style style:name="T5" style:family="text">
      <style:text-properties officeooo:rsid="000af34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E L-WAT MINIFIED MOBILE <text:s/>VERSION BACKEND API</text:p>
      <text:p text:style-name="P1"/>
      <text:p text:style-name="P1">Routes Prefix</text:p>
      <text:p text:style-name="P2">http://127.0.0.1/api/</text:p>
      <text:p text:style-name="Standard"/>
      <text:p text:style-name="Standard">User Roles </text:p>
      <text:p text:style-name="Standard">- Client</text:p>
      <text:p text:style-name="Standard">- Partner</text:p>
      <text:p text:style-name="Standard">- Associate</text:p>
      <text:p text:style-name="Standard"/>
      <text:p text:style-name="Standard">User Roles that login</text:p>
      <text:p text:style-name="Standard">- Associate</text:p>
      <text:p text:style-name="Standard">- Partner</text:p>
      <text:p text:style-name="Standard"/>
      <text:p text:style-name="Standard">Login Creds for each</text:p>
      <text:p text:style-name="P1">Associate</text:p>
      <text:p text:style-name="Standard"><text:span text:style-name="T1">- </text:span><text:a xlink:type="simple" xlink:href="mailto:esther@gmail.com" text:style-name="Internet_20_link" text:visited-style-name="Visited_20_Internet_20_Link"><text:span text:style-name="Internet_20_link"><text:span text:style-name="T1">esther@gmail.com</text:span></text:span></text:a></text:p>
      <text:p text:style-name="P1">- 123456789</text:p>
      <text:p text:style-name="P1">Partner</text:p>
      <text:p text:style-name="Standard"><text:span text:style-name="T1">- </text:span><text:a xlink:type="simple" xlink:href="mailto:fred@gmail.com" text:style-name="Internet_20_link" text:visited-style-name="Visited_20_Internet_20_Link"><text:span text:style-name="Internet_20_link"><text:span text:style-name="T1">fred@gmail.com</text:span></text:span></text:a></text:p>
      <text:p text:style-name="P1">- 123456789</text:p>
      <text:p text:style-name="P1"/>
      <text:p text:style-name="Standard"><text:span text:style-name="T1">Note: 1. </text:span><text:span text:style-name="T2">On the mobile app, the associate and the partner user roles perform the roles i.e. do the same things as listed in the next section. So Associate == Partner</text:span></text:p>
      <text:p text:style-name="Standard"><text:span text:style-name="T1">Note: 2.</text:span><text:span text:style-name="T2"> All succeeding accesses after login must have the </text:span><text:span text:style-name="T1">bearer token</text:span><text:span text:style-name="T2"> in the headers and a header type of Accept, application/json</text:span></text:p>
      <text:p text:style-name="P2">Note 3. The Content-Type header should be set to application/json</text:p>
      <text:p text:style-name="P1"/>
      <text:p text:style-name="P1">Associate/Partner funcs</text:p>
      <text:p text:style-name="Standard"><text:span text:style-name="T1">- </text:span><text:span text:style-name="T2">When click on ‘login’ link at landing page, access login page</text:span></text:p>
      <text:p text:style-name="P1"/>
      <text:p text:style-name="P1"/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 table:style-name="Table1.1">
          <table:table-cell table:style-name="Table1.A1" office:value-type="string">
            <text:p text:style-name="Table_20_Contents">Request Type</text:p>
          </table:table-cell>
          <table:table-cell table:style-name="Table1.A1" office:value-type="string">
            <text:p text:style-name="Table_20_Contents">Endpoint</text:p>
          </table:table-cell>
          <table:table-cell table:style-name="Table1.A1" office:value-type="string">
            <text:p text:style-name="Table_20_Contents">Payload</text:p>
          </table:table-cell>
          <table:table-cell table:style-name="Table1.A1" office:value-type="string">
            <text:p text:style-name="Table_20_Contents">Response 200</text:p>
          </table:table-cell>
          <table:table-cell table:style-name="Table1.A1" office:value-type="string">
            <text:p text:style-name="P4"/>
          </table:table-cell>
          <table:table-cell table:style-name="Table1.E1" office:value-type="string">
            <text:p text:style-name="P14">Response</text:p>
          </table:table-cell>
        </table:table-row>
        <table:table-row table:style-name="Table1.1">
          <table:table-cell table:style-name="Table1.A2" office:value-type="string">
            <text:p text:style-name="P2">POST</text:p>
          </table:table-cell>
          <table:table-cell table:style-name="Table1.A2" office:value-type="string">
            <text:p text:style-name="P2">/login</text:p>
          </table:table-cell>
          <table:table-cell table:style-name="Table1.A2" office:value-type="string">
            <text:p text:style-name="P2">{</text:p>
            <text:p text:style-name="Standard"><text:span text:style-name="T3"><text:s text:c="4"/></text:span><text:span text:style-name="T2">“email” : “”</text:span></text:p>
            <text:p text:style-name="Standard"><text:span text:style-name="T3"><text:s text:c="4"/></text:span><text:span text:style-name="T2">“password” <text:s/>: “”</text:span></text:p>
            <text:p text:style-name="P2">}</text:p>
          </table:table-cell>
          <table:table-cell table:style-name="Table1.A2" office:value-type="string">
            <text:p text:style-name="P1">{ </text:p>
            <text:p text:style-name="Standard"><text:span text:style-name="T1"><text:tab/></text:span><text:span text:style-name="T2">“token” : “”,</text:span></text:p>
            <text:p text:style-name="P2"><text:tab/>“error”: false,</text:p>
            <text:p text:style-name="P2"><text:tab/>“defaultPassword: “”</text:p>
            <text:p text:style-name="P1">}</text:p>
            <text:p text:style-name="P1"/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1">401, 422 etc</text:p>
            <text:p text:style-name="P1">{</text:p>
            <text:p text:style-name="Standard"><text:span text:style-name="T1"><text:tab/></text:span><text:span text:style-name="T2">“error” : true,</text:span></text:p>
            <text:p text:style-name="P2"><text:tab/>“message”: “”</text:p>
            <text:p text:style-name="P1">}</text:p>
            <text:p text:style-name="P1"/>
          </table:table-cell>
        </table:table-row>
        <table:table-row table:style-name="Table1.1">
          <table:table-cell table:style-name="Table1.A2" office:value-type="string">
            <text:p text:style-name="P8">GET</text:p>
          </table:table-cell>
          <table:table-cell table:style-name="Table1.A2" office:value-type="string">
            <text:p text:style-name="P8">/user/cases</text:p>
          </table:table-cell>
          <table:table-cell table:style-name="Table1.A2" office:value-type="string">
            <text:p text:style-name="P12">NONE</text:p>
          </table:table-cell>
          <table:table-cell table:style-name="Table1.A2" office:value-type="string">
            <text:p text:style-name="Table_20_Contents">{</text:p>
            <text:p text:style-name="Table_20_Contents"><text:span text:style-name="T4"><text:s text:c="11"/></text:span>“error”: false,</text:p>
            <text:p text:style-name="Table_20_Contents"><text:span text:style-name="T4"><text:s text:c="11"/></text:span>“cases”: []</text:p>
            <text:p text:style-name="Table_20_Contents">}</text:p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6">204</text:p>
            <text:p text:style-name="P15">{</text:p>
            <text:p text:style-name="Table_20_Contents"><text:span text:style-name="T4"><text:s text:c="11"/></text:span>“error”: false,</text:p>
            <text:p text:style-name="Table_20_Contents"><text:span text:style-name="T4"><text:s text:c="11"/></text:span>“cases”: []</text:p>
            <text:p text:style-name="P6">}</text:p>
            <text:p text:style-name="P6"/>
          </table:table-cell>
        </table:table-row>
        <table:table-row table:style-name="Table1.4">
          <table:table-cell table:style-name="Table1.A2" office:value-type="string">
            <text:p text:style-name="Table_20_Contents">POST</text:p>
          </table:table-cell>
          <table:table-cell table:style-name="Table1.A2" office:value-type="string">
            <text:p text:style-name="P8">/user/view/case</text:p>
          </table:table-cell>
          <table:table-cell table:style-name="Table1.A2" office:value-type="string">
            <text:p text:style-name="Table_20_Contents">{ </text:p>
            <text:p text:style-name="Table_20_Contents"><text:span text:style-name="T4"><text:s text:c="7"/></text:span>“case_number”: “”</text:p>
            <text:p text:style-name="Table_20_Contents">}<text:line-break/></text:p>
          </table:table-cell>
          <table:table-cell table:style-name="Table1.A2" office:value-type="string">
            <text:p text:style-name="Table_20_Contents">{</text:p>
            <text:p text:style-name="Table_20_Contents"><text:span text:style-name="T4"><text:s text:c="3"/></text:span>“error” : false,</text:p>
            <text:p text:style-name="Table_20_Contents"><text:span text:style-name="T4"><text:s text:c="3"/></text:span>“data” : </text:p>
            <text:p text:style-name="Table_20_Contents"><text:span text:style-name="T4"><text:s text:c="6"/></text:span>{</text:p>
            <text:p text:style-name="Table_20_Contents"><text:span text:style-name="T4"><text:s text:c="12"/></text:span>“case”: “”,</text:p>
            <text:p text:style-name="Table_20_Contents"><text:span text:style-name="T4"><text:s text:c="12"/></text:span>“client”: “”,</text:p>
            <text:p text:style-name="Table_20_Contents"><text:span text:style-name="T4"><text:s text:c="12"/></text:span>“meetings”: “”,</text:p>
            <text:p text:style-name="Table_20_Contents"><text:span text:style-name="T4"><text:s text:c="12"/></text:span>“tasks”: “”,</text:p>
            <text:p text:style-name="Table_20_Contents"><text:span text:style-name="T4"><text:s text:c="12"/></text:span>“notes”: “”</text:p>
            <text:p text:style-name="Table_20_Contents"><text:span text:style-name="T4"><text:s text:c="5"/></text:span>}</text:p>
            <text:p text:style-name="Table_20_Contents">} <text:s text:c="2"/></text:p>
          </table:table-cell>
          <table:table-cell table:style-name="Table1.A2" office:value-type="string">
            <text:p text:style-name="Table_20_Contents">“</text:p>
          </table:table-cell>
          <table:table-cell table:style-name="Table1.E2" office:value-type="string">
            <text:p text:style-name="Table_20_Contents">{</text:p>
            <text:p text:style-name="Table_20_Contents"><text:span text:style-name="T4"><text:s text:c="3"/></text:span>“error” : false,</text:p>
            <text:p text:style-name="Table_20_Contents"><text:span text:style-name="T4"><text:s text:c="3"/></text:span>“data” : <text:s/>{}</text:p>
            <text:p text:style-name="Table_20_Contents">}</text:p>
            <text:p text:style-name="Table_20_Contents"/>
            <text:p text:style-name="P9"><text:s text:c="4"/></text:p>
          </table:table-cell>
        </table:table-row>
        <table:table-row table:style-name="Table1.1">
          <table:table-cell table:style-name="Table1.A2" office:value-type="string">
            <text:p text:style-name="Table_20_Contents">POST</text:p>
          </table:table-cell>
          <table:table-cell table:style-name="Table1.A2" office:value-type="string">
            <text:p text:style-name="P8">/user/schedule/meeting</text:p>
          </table:table-cell>
          <table:table-cell table:style-name="Table1.A2" office:value-type="string">
            <text:p text:style-name="Table_20_Contents">{</text:p>
            <text:p text:style-name="Table_20_Contents"><text:span text:style-name="T4"><text:s text:c="8"/></text:span>“date”: “”.</text:p>
            <text:p text:style-name="Table_20_Contents"><text:span text:style-name="T4"><text:s text:c="8"/></text:span>“time”: “”,</text:p>
            <text:p text:style-name="Table_20_Contents"><text:span text:style-name="T4"><text:s text:c="8"/></text:span>“agenda”: “”,</text:p>
            <text:p text:style-name="Table_20_Contents"><text:span text:style-name="T4"><text:s text:c="8"/></text:span>“venue”: “”,</text:p>
            <text:p text:style-name="Table_20_Contents"><text:span text:style-name="T4"><text:s text:c="8"/></text:span>“caseID”: “”</text:p>
            <text:p text:style-name="Table_20_Contents">}</text:p>
            <text:p text:style-name="Table_20_Contents"/>
            <text:p text:style-name="Table_20_Contents"/>
          </table:table-cell>
          <table:table-cell table:style-name="Table1.A2" office:value-type="string">
            <text:p text:style-name="Table_20_Contents">{</text:p>
            <text:p text:style-name="Table_20_Contents"><text:span text:style-name="T4"><text:s text:c="8"/></text:span>“error”: false,</text:p>
            <text:p text:style-name="Table_20_Contents"><text:span text:style-name="T4"><text:s text:c="8"/></text:span>“message”: “”</text:p>
            <text:p text:style-name="Table_20_Contents"/>
            <text:p text:style-name="Table_20_Contents">}</text:p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Table_20_Contents">{</text:p>
            <text:p text:style-name="Table_20_Contents"><text:span text:style-name="T4"><text:s text:c="7"/></text:span>“error” : true,</text:p>
            <text:p text:style-name="Table_20_Contents"><text:span text:style-name="T4"><text:s text:c="7"/></text:span>“message”: “”</text:p>
            <text:p text:style-name="Table_20_Contents">}</text:p>
          </table:table-cell>
        </table:table-row>
        <text:soft-page-break/>
        <table:table-row table:style-name="Table1.1">
          <table:table-cell table:style-name="Table1.A2" office:value-type="string">
            <text:p text:style-name="Table_20_Contents">POST</text:p>
          </table:table-cell>
          <table:table-cell table:style-name="Table1.A2" office:value-type="string">
            <text:p text:style-name="P8">/user/add/casetask</text:p>
          </table:table-cell>
          <table:table-cell table:style-name="Table1.A2" office:value-type="string">
            <text:p text:style-name="Table_20_Contents">{</text:p>
            <text:p text:style-name="Table_20_Contents"><text:span text:style-name="T4"><text:s text:c="8"/></text:span>“task”: “”.</text:p>
            <text:p text:style-name="Table_20_Contents"><text:span text:style-name="T4"><text:s text:c="8"/></text:span>“caseID”: “”</text:p>
            <text:p text:style-name="Table_20_Contents">}</text:p>
          </table:table-cell>
          <table:table-cell table:style-name="Table1.A2" office:value-type="string">
            <text:p text:style-name="Table_20_Contents">{</text:p>
            <text:p text:style-name="Table_20_Contents"><text:span text:style-name="T4"><text:s text:c="8"/></text:span>“error”: false,</text:p>
            <text:p text:style-name="Table_20_Contents"><text:span text:style-name="T4"><text:s text:c="8"/></text:span>“message”: “”</text:p>
            <text:p text:style-name="Table_20_Contents"/>
            <text:p text:style-name="Table_20_Contents">}</text:p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Table_20_Contents">{</text:p>
            <text:p text:style-name="Table_20_Contents"><text:span text:style-name="T4"><text:s text:c="8"/></text:span>“error”: false,</text:p>
            <text:p text:style-name="Table_20_Contents"><text:span text:style-name="T4"><text:s text:c="8"/></text:span>“message”: “”</text:p>
            <text:p text:style-name="Table_20_Contents"/>
            <text:p text:style-name="Table_20_Contents">}</text:p>
          </table:table-cell>
        </table:table-row>
        <table:table-row table:style-name="Table1.1">
          <table:table-cell table:style-name="Table1.A2" office:value-type="string">
            <text:p text:style-name="P10">GET</text:p>
          </table:table-cell>
          <table:table-cell table:style-name="Table1.A2" office:value-type="string">
            <text:p text:style-name="P4">/<text:span text:style-name="T5">logout</text:span></text:p>
          </table:table-cell>
          <table:table-cell table:style-name="Table1.A2" office:value-type="string">
            <text:p text:style-name="P13">NONE</text:p>
          </table:table-cell>
          <table:table-cell table:style-name="Table1.A2" office:value-type="string">
            <text:p text:style-name="P11">{</text:p>
            <text:p text:style-name="P11"><text:span text:style-name="T4"><text:s text:c="8"/></text:span>“error”: false,</text:p>
            <text:p text:style-name="P11"><text:span text:style-name="T4"><text:s text:c="8"/></text:span>“message”: “<text:span text:style-name="T5">User session killed!</text:span>”</text:p>
            <text:p text:style-name="P11"/>
            <text:p text:style-name="P5">}</text:p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2" svg:font-family="'Lohit Devanagari'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Noto Sans CJK SC Regular1" style:font-family-asian="'Noto Sans CJK SC Regular'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1" style:font-family-asian="'Noto Sans CJK SC Regular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0T10:24:13.830983000</meta:creation-date>
    <dc:date>2019-04-20T16:24:38.011702960</dc:date>
    <meta:editing-cycles>31</meta:editing-cycles>
    <meta:editing-duration>PT3H59M18S</meta:editing-duration>
    <meta:generator>LibreOffice/6.0.7.3$Linux_X86_64 LibreOffice_project/00m0$Build-3</meta:generator>
    <meta:document-statistic meta:table-count="1" meta:image-count="0" meta:object-count="0" meta:page-count="3" meta:paragraph-count="115" meta:word-count="261" meta:character-count="1725" meta:non-whitespace-character-count="1282"/>
  </office:meta>
</office:document-meta>
</file>